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連江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連江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41.9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竿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49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介壽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村、福沃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26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村、珠螺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村、津沙村、馬祖村、四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竿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35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塘岐村、后沃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2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仔村、芹壁村、坂里村、白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莒光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帆村、田沃村、西坵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正村、大坪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引鄉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柳村、樂華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連江縣" style:display-name="PageStyle_連江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49</meta:creation-date>
    <meta:initial-creator>Apache POI</meta:initial-creator>
    <meta:generator>LibreOffice/6.0.7.3$Linux_X86_64 LibreOffice_project/00m0$Build-3</meta:generator>
    <meta:document-statistic meta:table-count="1" meta:cell-count="273" meta:object-count="0"/>
  </office:meta>
</office:document-meta>
</file>